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7.75cm" fo:min-width="0cm"/>
      <style:paragraph-properties style:writing-mode="lr-tb"/>
    </style:style>
    <style:style style:name="gr2" style:family="graphic" style:parent-style-name="objectwithoutfill">
      <style:graphic-properties draw:stroke="solid" svg:stroke-width="0.053cm" svg:stroke-color="#00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ff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svg:stroke-color="#00a933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3465a4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ash" svg:stroke-width="0.053cm" svg:stroke-color="#ff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5.2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13" style:family="graphic" style:parent-style-name="objectwithoutfill">
      <style:graphic-properties draw:stroke="dash" draw:stroke-dash="Dash" svg:stroke-width="0.053cm" svg:stroke-color="#3465a4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7.747cm" fo:min-width="0cm"/>
      <style:paragraph-properties style:writing-mode="lr-tb"/>
    </style:style>
    <style:style style:name="gr16" style:family="graphic" style:parent-style-name="objectwithoutfill">
      <style:graphic-properties draw:stroke="solid" svg:stroke-color="#000000" draw:marker-start="Arrowheads_20_1" draw:marker-end="Arrowheads_20_1" draw:fill="none" draw:textarea-vertical-align="middle"/>
    </style:style>
    <style:style style:name="gr17" style:family="graphic" style:parent-style-name="objectwithoutfill">
      <style:graphic-properties draw:stroke="solid" svg:stroke-color="#ff0000" draw:marker-start="Arrowheads_20_1" draw:marker-end="Arrowheads_20_1" draw:fill="none" draw:textarea-vertical-align="middle"/>
    </style:style>
    <style:style style:name="gr18" style:family="graphic" style:parent-style-name="objectwithoutfill">
      <style:graphic-properties draw:stroke="solid" svg:stroke-color="#2a6099" draw:marker-start="Arrowheads_20_1" draw:marker-end="Arrowheads_20_1" draw:fill="none" draw:textarea-vertical-align="middle"/>
    </style:style>
    <style:style style:name="gr19" style:family="graphic" style:parent-style-name="objectwithoutfill">
      <style:graphic-properties draw:stroke="solid" svg:stroke-color="#800080" draw:marker-start="Arrowheads_20_1" draw:marker-end="Arrowheads_20_1" draw:fill="none" draw:textarea-vertical-align="middle"/>
    </style:style>
    <style:style style:name="gr20" style:family="graphic" style:parent-style-name="objectwithoutfill">
      <style:graphic-properties draw:stroke="dash" draw:stroke-dash="Double_20_Dot" svg:stroke-color="#800080" draw:marker-start="Arrowheads_20_1" draw:marker-end="Arrowheads_20_1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87cm"/>
      <style:paragraph-properties style:writing-mode="lr-tb"/>
    </style:style>
    <style:style style:name="gr22" style:family="graphic" style:parent-style-name="objectwithoutfill">
      <style:graphic-properties draw:stroke="dash" draw:stroke-dash="Double_20_Dot" svg:stroke-color="#ff0000" draw:marker-start="Arrowheads_20_1" draw:marker-end="Arrowheads_20_1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loext:opacity="100%"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text-properties fo:font-size="9.89999961853027pt" style:font-size-asian="10pt" style:font-size-complex="10pt"/>
    </style:style>
    <style:style style:name="P10" style:family="paragraph">
      <loext:graphic-properties draw:fill="none" draw:fill-color="#ffffff"/>
      <style:text-properties fo:font-size="9.89999961853027pt" style:font-size-asian="10pt" style:font-size-complex="10pt"/>
    </style:style>
    <style:style style:name="P11" style:family="paragraph">
      <loext:graphic-properties draw:fill-color="#ffffff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text-properties fo:color="#ffffff" loext:opacity="100%" fo:font-size="6pt" style:font-size-asian="6pt" style:font-size-complex="6pt"/>
    </style:style>
    <style:style style:name="P14" style:family="paragraph">
      <loext:graphic-properties draw:fill="none" draw:fill-color="#ffffff"/>
      <style:text-properties fo:color="#ffffff" loext:opacity="100%" fo:font-size="6pt" style:font-size-asian="6pt" style:font-size-complex="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4cm" svg:height="8cm" svg:x="7.4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4.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3.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.8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" draw:text-style-name="P2" draw:layer="layout" svg:x1="2.2cm" svg:y1="3.499cm" svg:x2="3.149cm" svg:y2="5.5cm">
          <text:p/>
        </draw:line>
        <draw:line draw:style-name="gr2" draw:text-style-name="P2" draw:layer="layout" svg:x1="2.2cm" svg:y1="3.499cm" svg:x2="4.55cm" svg:y2="3.999cm">
          <text:p/>
        </draw:line>
        <draw:line draw:style-name="gr2" draw:text-style-name="P2" draw:layer="layout" svg:x1="5.948cm" svg:y1="3.998cm" svg:x2="5cm" svg:y2="3.998cm">
          <text:p/>
        </draw:line>
        <draw:line draw:style-name="gr2" draw:text-style-name="P2" draw:layer="layout" svg:x1="7.348cm" svg:y1="6.999cm" svg:x2="3.638cm" svg:y2="5.499cm">
          <text:p/>
        </draw:line>
        <draw:frame draw:style-name="gr3" draw:text-style-name="P4" draw:layer="layout" svg:width="0.498cm" svg:height="0.645cm" draw:transform="rotate (-1.5707963267949) translate (2.3cm 3.191cm)">
          <draw:text-box>
            <text:p text:style-name="P3"><text:span text:style-name="T1">A</text:span></text:p>
          </draw:text-box>
        </draw:frame>
        <draw:line draw:style-name="gr2" draw:text-style-name="P2" draw:layer="layout" svg:x1="2.2cm" svg:y1="5.496cm" svg:x2="3.155cm" svg:y2="3.326cm">
          <text:p/>
        </draw:line>
        <draw:frame draw:style-name="gr3" draw:text-style-name="P4" draw:layer="layout" svg:width="0.498cm" svg:height="0.645cm" draw:transform="rotate (-1.5707963267949) translate (2.306cm 5.191cm)">
          <draw:text-box>
            <text:p text:style-name="P3"><text:span text:style-name="T1">T</text:span></text:p>
          </draw:text-box>
        </draw:frame>
        <draw:line draw:style-name="gr2" draw:text-style-name="P2" draw:layer="layout" svg:x1="2.2cm" svg:y1="9cm" svg:x2="3.157cm" svg:y2="7.664cm">
          <text:p/>
        </draw:line>
        <draw:line draw:style-name="gr2" draw:text-style-name="P2" draw:layer="layout" svg:x1="2.2cm" svg:y1="9cm" svg:x2="4.556cm" svg:y2="7.162cm">
          <text:p/>
        </draw:line>
        <draw:line draw:style-name="gr2" draw:text-style-name="P2" draw:layer="layout" svg:x1="5.955cm" svg:y1="7.998cm" svg:x2="5cm" svg:y2="6.999cm">
          <text:p/>
        </draw:line>
        <draw:line draw:style-name="gr2" draw:text-style-name="P2" draw:layer="layout" svg:x1="5.955cm" svg:y1="7.998cm" svg:x2="5cm" svg:y2="9cm">
          <text:p/>
        </draw:line>
        <draw:line draw:style-name="gr2" draw:text-style-name="P2" draw:layer="layout" svg:x1="5.955cm" svg:y1="7.998cm" svg:x2="3.6cm" svg:y2="7.497cm">
          <text:p/>
        </draw:line>
        <draw:frame draw:style-name="gr4" draw:text-style-name="P5" draw:layer="layout" svg:width="1cm" svg:height="1.203cm" svg:x="1.5cm" svg:y="1.498cm">
          <draw:text-box>
            <text:p/>
          </draw:text-box>
        </draw:frame>
        <draw:frame draw:style-name="gr5" draw:text-style-name="P7" draw:layer="layout" svg:width="1.069cm" svg:height="1.427cm" svg:x="1.431cm" svg:y="1.273cm">
          <draw:text-box>
            <text:p text:style-name="P6"><text:span text:style-name="T2">G1</text:span></text:p>
          </draw:text-box>
        </draw:frame>
        <draw:frame draw:style-name="gr5" draw:text-style-name="P7" draw:layer="layout" svg:width="1.069cm" svg:height="1.427cm" svg:x="2.832cm" svg:y="1.273cm">
          <draw:text-box>
            <text:p text:style-name="P6"><text:span text:style-name="T2">G2</text:span></text:p>
          </draw:text-box>
        </draw:frame>
        <draw:frame draw:style-name="gr5" draw:text-style-name="P7" draw:layer="layout" svg:width="1.069cm" svg:height="1.427cm" svg:x="4.233cm" svg:y="1.273cm">
          <draw:text-box>
            <text:p text:style-name="P6"><text:span text:style-name="T2">G3</text:span></text:p>
          </draw:text-box>
        </draw:frame>
        <draw:frame draw:style-name="gr5" draw:text-style-name="P7" draw:layer="layout" svg:width="1.069cm" svg:height="1.427cm" svg:x="5.633cm" svg:y="1.273cm">
          <draw:text-box>
            <text:p text:style-name="P6"><text:span text:style-name="T2">G4</text:span></text:p>
          </draw:text-box>
        </draw:frame>
        <draw:frame draw:style-name="gr5" draw:text-style-name="P7" draw:layer="layout" svg:width="1.069cm" svg:height="1.427cm" svg:x="7.033cm" svg:y="1.273cm">
          <draw:text-box>
            <text:p text:style-name="P6"><text:span text:style-name="T2">G5</text:span></text:p>
          </draw:text-box>
        </draw:frame>
        <draw:frame draw:style-name="gr6" draw:text-style-name="P5" draw:layer="layout" svg:width="0.425cm" svg:height="1.299cm" svg:x="0.5cm" svg:y="0.098cm">
          <draw:text-box>
            <text:p text:style-name="P8">A</text:p>
          </draw:text-box>
        </draw:frame>
        <draw:frame draw:style-name="gr6" draw:text-style-name="P5" draw:layer="layout" svg:width="0.425cm" svg:height="1.299cm" svg:x="10.187cm" svg:y="0.098cm">
          <draw:text-box>
            <text:p text:style-name="P8">B</text:p>
          </draw:text-box>
        </draw:frame>
        <draw:frame draw:style-name="gr6" draw:text-style-name="P5" draw:layer="layout" svg:width="0.425cm" svg:height="1.299cm" svg:x="19.458cm" svg:y="0.098cm">
          <draw:text-box>
            <text:p text:style-name="P8">C</text:p>
          </draw:text-box>
        </draw:frame>
        <draw:frame draw:style-name="gr3" draw:text-style-name="P4" draw:layer="layout" svg:width="0.498cm" svg:height="0.645cm" draw:transform="rotate (-1.5707963267949) translate (2.301cm 8.591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3.722cm 2.828cm)">
          <draw:text-box>
            <text:p text:style-name="P3"><text:span text:style-name="T1">G</text:span></text:p>
          </draw:text-box>
        </draw:frame>
        <draw:frame draw:style-name="gr3" draw:text-style-name="P4" draw:layer="layout" svg:width="0.498cm" svg:height="0.645cm" draw:transform="rotate (-1.5707963267949) translate (3.723cm 5.128cm)">
          <draw:text-box>
            <text:p text:style-name="P3"><text:span text:style-name="T1">C</text:span></text:p>
          </draw:text-box>
        </draw:frame>
        <draw:frame draw:style-name="gr3" draw:text-style-name="P4" draw:layer="layout" svg:width="0.498cm" svg:height="0.645cm" draw:transform="rotate (-1.5707963267949) translate (3.707cm 7.191cm)">
          <draw:text-box>
            <text:p text:style-name="P3"><text:span text:style-name="T1">T</text:span></text:p>
          </draw:text-box>
        </draw:frame>
        <draw:frame draw:style-name="gr3" draw:text-style-name="P4" draw:layer="layout" svg:width="0.498cm" svg:height="0.645cm" draw:transform="rotate (-1.5707963267949) translate (5.107cm 6.691cm)">
          <draw:text-box>
            <text:p text:style-name="P3"><text:span text:style-name="T1">T</text:span></text:p>
          </draw:text-box>
        </draw:frame>
        <draw:frame draw:style-name="gr3" draw:text-style-name="P4" draw:layer="layout" svg:width="0.498cm" svg:height="0.645cm" draw:transform="rotate (-1.5707963267949) translate (5.107cm 8.649cm)">
          <draw:text-box>
            <text:p text:style-name="P3"><text:span text:style-name="T1">T</text:span></text:p>
          </draw:text-box>
        </draw:frame>
        <draw:frame draw:style-name="gr3" draw:text-style-name="P4" draw:layer="layout" svg:width="0.498cm" svg:height="0.645cm" draw:transform="rotate (-1.5707963267949) translate (5.124cm 3.628cm)">
          <draw:text-box>
            <text:p text:style-name="P3"><text:span text:style-name="T1">C</text:span></text:p>
          </draw:text-box>
        </draw:frame>
        <draw:frame draw:style-name="gr3" draw:text-style-name="P4" draw:layer="layout" svg:width="0.498cm" svg:height="0.645cm" draw:transform="rotate (-1.5707963267949) translate (6.501cm 3.612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7.922cm 6.633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6.501cm 7.654cm)">
          <draw:text-box>
            <text:p text:style-name="P3"><text:span text:style-name="T1">A</text:span></text:p>
          </draw:text-box>
        </draw:frame>
        <draw:custom-shape draw:style-name="gr1" draw:text-style-name="P1" draw:layer="layout" svg:width="0.4cm" svg:height="8cm" svg:x="16.9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5.5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4.1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2.7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1.301cm" svg:y="1.99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11.701cm" svg:y1="3.5cm" svg:x2="12.65cm" svg:y2="5.501cm">
          <text:p/>
        </draw:line>
        <draw:line draw:style-name="gr7" draw:text-style-name="P2" draw:layer="layout" svg:x1="11.701cm" svg:y1="3.5cm" svg:x2="14.051cm" svg:y2="4cm">
          <text:p/>
        </draw:line>
        <draw:line draw:style-name="gr7" draw:text-style-name="P2" draw:layer="layout" svg:x1="15.449cm" svg:y1="3.999cm" svg:x2="14.501cm" svg:y2="3.999cm">
          <text:p/>
        </draw:line>
        <draw:line draw:style-name="gr7" draw:text-style-name="P2" draw:layer="layout" svg:x1="16.849cm" svg:y1="7cm" svg:x2="13.139cm" svg:y2="5.5cm">
          <text:p/>
        </draw:line>
        <draw:frame draw:style-name="gr3" draw:text-style-name="P4" draw:layer="layout" svg:width="0.498cm" svg:height="0.645cm" draw:transform="rotate (-1.5707963267949) translate (11.801cm 3.192cm)">
          <draw:text-box>
            <text:p text:style-name="P3"><text:span text:style-name="T1">A</text:span></text:p>
          </draw:text-box>
        </draw:frame>
        <draw:line draw:style-name="gr8" draw:text-style-name="P2" draw:layer="layout" svg:x1="11.701cm" svg:y1="5.497cm" svg:x2="12.656cm" svg:y2="3.327cm">
          <text:p/>
        </draw:line>
        <draw:frame draw:style-name="gr3" draw:text-style-name="P4" draw:layer="layout" svg:width="0.498cm" svg:height="0.645cm" draw:transform="rotate (-1.5707963267949) translate (11.807cm 5.192cm)">
          <draw:text-box>
            <text:p text:style-name="P3"><text:span text:style-name="T1">T</text:span></text:p>
          </draw:text-box>
        </draw:frame>
        <draw:line draw:style-name="gr9" draw:text-style-name="P2" draw:layer="layout" svg:x1="11.701cm" svg:y1="9.001cm" svg:x2="12.658cm" svg:y2="7.665cm">
          <text:p/>
        </draw:line>
        <draw:line draw:style-name="gr9" draw:text-style-name="P2" draw:layer="layout" svg:x1="11.701cm" svg:y1="9.001cm" svg:x2="14.057cm" svg:y2="7.163cm">
          <text:p/>
        </draw:line>
        <draw:line draw:style-name="gr9" draw:text-style-name="P2" draw:layer="layout" svg:x1="15.456cm" svg:y1="7.999cm" svg:x2="14.501cm" svg:y2="7cm">
          <text:p/>
        </draw:line>
        <draw:line draw:style-name="gr9" draw:text-style-name="P2" draw:layer="layout" svg:x1="15.456cm" svg:y1="7.999cm" svg:x2="14.501cm" svg:y2="9.001cm">
          <text:p/>
        </draw:line>
        <draw:line draw:style-name="gr9" draw:text-style-name="P2" draw:layer="layout" svg:x1="15.456cm" svg:y1="7.999cm" svg:x2="13.101cm" svg:y2="7.498cm">
          <text:p/>
        </draw:line>
        <draw:frame draw:style-name="gr4" draw:text-style-name="P5" draw:layer="layout" svg:width="1cm" svg:height="1.203cm" svg:x="11.001cm" svg:y="1.499cm">
          <draw:text-box>
            <text:p/>
          </draw:text-box>
        </draw:frame>
        <draw:frame draw:style-name="gr5" draw:text-style-name="P7" draw:layer="layout" svg:width="1.069cm" svg:height="1.427cm" svg:x="10.932cm" svg:y="1.274cm">
          <draw:text-box>
            <text:p text:style-name="P6"><text:span text:style-name="T2">G1</text:span></text:p>
          </draw:text-box>
        </draw:frame>
        <draw:frame draw:style-name="gr5" draw:text-style-name="P7" draw:layer="layout" svg:width="1.069cm" svg:height="1.427cm" svg:x="12.333cm" svg:y="1.274cm">
          <draw:text-box>
            <text:p text:style-name="P6"><text:span text:style-name="T2">G2</text:span></text:p>
          </draw:text-box>
        </draw:frame>
        <draw:frame draw:style-name="gr5" draw:text-style-name="P7" draw:layer="layout" svg:width="1.069cm" svg:height="1.427cm" svg:x="13.734cm" svg:y="1.274cm">
          <draw:text-box>
            <text:p text:style-name="P6"><text:span text:style-name="T2">G3</text:span></text:p>
          </draw:text-box>
        </draw:frame>
        <draw:frame draw:style-name="gr5" draw:text-style-name="P7" draw:layer="layout" svg:width="1.069cm" svg:height="1.427cm" svg:x="15.134cm" svg:y="1.274cm">
          <draw:text-box>
            <text:p text:style-name="P6"><text:span text:style-name="T2">G4</text:span></text:p>
          </draw:text-box>
        </draw:frame>
        <draw:frame draw:style-name="gr5" draw:text-style-name="P7" draw:layer="layout" svg:width="1.069cm" svg:height="1.427cm" svg:x="16.534cm" svg:y="1.274cm">
          <draw:text-box>
            <text:p text:style-name="P6"><text:span text:style-name="T2">G5</text:span></text:p>
          </draw:text-box>
        </draw:frame>
        <draw:frame draw:style-name="gr3" draw:text-style-name="P4" draw:layer="layout" svg:width="0.498cm" svg:height="0.645cm" draw:transform="rotate (-1.5707963267949) translate (11.802cm 8.692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13.223cm 2.829cm)">
          <draw:text-box>
            <text:p text:style-name="P3"><text:span text:style-name="T1">G</text:span></text:p>
          </draw:text-box>
        </draw:frame>
        <draw:frame draw:style-name="gr3" draw:text-style-name="P4" draw:layer="layout" svg:width="0.498cm" svg:height="0.645cm" draw:transform="rotate (-1.5707963267949) translate (13.224cm 5.129cm)">
          <draw:text-box>
            <text:p text:style-name="P3"><text:span text:style-name="T1">C</text:span></text:p>
          </draw:text-box>
        </draw:frame>
        <draw:frame draw:style-name="gr3" draw:text-style-name="P4" draw:layer="layout" svg:width="0.498cm" svg:height="0.645cm" draw:transform="rotate (-1.5707963267949) translate (13.208cm 7.192cm)">
          <draw:text-box>
            <text:p text:style-name="P3"><text:span text:style-name="T1">T</text:span></text:p>
          </draw:text-box>
        </draw:frame>
        <draw:frame draw:style-name="gr3" draw:text-style-name="P4" draw:layer="layout" svg:width="0.498cm" svg:height="0.645cm" draw:transform="rotate (-1.5707963267949) translate (14.608cm 6.692cm)">
          <draw:text-box>
            <text:p text:style-name="P3"><text:span text:style-name="T1">T</text:span></text:p>
          </draw:text-box>
        </draw:frame>
        <draw:frame draw:style-name="gr3" draw:text-style-name="P4" draw:layer="layout" svg:width="0.498cm" svg:height="0.645cm" draw:transform="rotate (-1.5707963267949) translate (14.608cm 8.65cm)">
          <draw:text-box>
            <text:p text:style-name="P3"><text:span text:style-name="T1">T</text:span></text:p>
          </draw:text-box>
        </draw:frame>
        <draw:frame draw:style-name="gr3" draw:text-style-name="P4" draw:layer="layout" svg:width="0.498cm" svg:height="0.645cm" draw:transform="rotate (-1.5707963267949) translate (14.625cm 3.629cm)">
          <draw:text-box>
            <text:p text:style-name="P3"><text:span text:style-name="T1">C</text:span></text:p>
          </draw:text-box>
        </draw:frame>
        <draw:frame draw:style-name="gr3" draw:text-style-name="P4" draw:layer="layout" svg:width="0.498cm" svg:height="0.645cm" draw:transform="rotate (-1.5707963267949) translate (16.002cm 3.613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17.423cm 6.634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16.002cm 7.655cm)">
          <draw:text-box>
            <text:p text:style-name="P3"><text:span text:style-name="T1">A</text:span></text:p>
          </draw:text-box>
        </draw:frame>
        <draw:line draw:style-name="gr10" draw:text-style-name="P2" draw:layer="layout" svg:x1="16.778cm" svg:y1="7cm" svg:x2="14.501cm" svg:y2="3.999cm">
          <text:p/>
        </draw:line>
        <draw:line draw:style-name="gr10" draw:text-style-name="P2" draw:layer="layout" svg:x1="15.449cm" svg:y1="3.999cm" svg:x2="13.139cm" svg:y2="5.5cm">
          <text:p/>
        </draw:line>
        <draw:custom-shape draw:style-name="gr11" draw:text-style-name="P1" draw:layer="layout" svg:width="0.4cm" svg:height="5.499cm" svg:x="26.3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0.4cm" svg:height="5.499cm" svg:x="24.9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0.4cm" svg:height="5.499cm" svg:x="23.5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0.4cm" svg:height="5.499cm" svg:x="22.1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0.4cm" svg:height="5.499cm" svg:x="20.7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21.102cm" svg:y1="3.501cm" svg:x2="22.051cm" svg:y2="5.502cm">
          <text:p/>
        </draw:line>
        <draw:line draw:style-name="gr7" draw:text-style-name="P2" draw:layer="layout" svg:x1="21.102cm" svg:y1="3.501cm" svg:x2="23.452cm" svg:y2="4.001cm">
          <text:p/>
        </draw:line>
        <draw:line draw:style-name="gr7" draw:text-style-name="P2" draw:layer="layout" svg:x1="24.85cm" svg:y1="4cm" svg:x2="23.902cm" svg:y2="4cm">
          <text:p/>
        </draw:line>
        <draw:line draw:style-name="gr7" draw:text-style-name="P2" draw:layer="layout" svg:x1="26.25cm" svg:y1="7.001cm" svg:x2="22.54cm" svg:y2="5.501cm">
          <text:p/>
        </draw:line>
        <draw:frame draw:style-name="gr3" draw:text-style-name="P4" draw:layer="layout" svg:width="0.498cm" svg:height="0.645cm" draw:transform="rotate (-1.5707963267949) translate (21.202cm 3.193cm)">
          <draw:text-box>
            <text:p text:style-name="P3"><text:span text:style-name="T1">A</text:span></text:p>
          </draw:text-box>
        </draw:frame>
        <draw:line draw:style-name="gr8" draw:text-style-name="P2" draw:layer="layout" svg:x1="21.102cm" svg:y1="5.498cm" svg:x2="22.057cm" svg:y2="3.328cm">
          <text:p/>
        </draw:line>
        <draw:frame draw:style-name="gr3" draw:text-style-name="P4" draw:layer="layout" svg:width="0.498cm" svg:height="0.645cm" draw:transform="rotate (-1.5707963267949) translate (21.208cm 5.193cm)">
          <draw:text-box>
            <text:p text:style-name="P3"><text:span text:style-name="T1">T</text:span></text:p>
          </draw:text-box>
        </draw:frame>
        <draw:frame draw:style-name="gr4" draw:text-style-name="P5" draw:layer="layout" svg:width="1cm" svg:height="1.203cm" svg:x="20.402cm" svg:y="1.5cm">
          <draw:text-box>
            <text:p/>
          </draw:text-box>
        </draw:frame>
        <draw:frame draw:style-name="gr5" draw:text-style-name="P7" draw:layer="layout" svg:width="1.069cm" svg:height="1.427cm" svg:x="20.333cm" svg:y="1.275cm">
          <draw:text-box>
            <text:p text:style-name="P6"><text:span text:style-name="T2">G1</text:span></text:p>
          </draw:text-box>
        </draw:frame>
        <draw:frame draw:style-name="gr5" draw:text-style-name="P7" draw:layer="layout" svg:width="1.069cm" svg:height="1.427cm" svg:x="21.734cm" svg:y="1.275cm">
          <draw:text-box>
            <text:p text:style-name="P6"><text:span text:style-name="T2">G2</text:span></text:p>
          </draw:text-box>
        </draw:frame>
        <draw:frame draw:style-name="gr5" draw:text-style-name="P7" draw:layer="layout" svg:width="1.069cm" svg:height="1.427cm" svg:x="23.135cm" svg:y="1.275cm">
          <draw:text-box>
            <text:p text:style-name="P6"><text:span text:style-name="T2">G3</text:span></text:p>
          </draw:text-box>
        </draw:frame>
        <draw:frame draw:style-name="gr5" draw:text-style-name="P7" draw:layer="layout" svg:width="1.069cm" svg:height="1.427cm" svg:x="24.535cm" svg:y="1.275cm">
          <draw:text-box>
            <text:p text:style-name="P6"><text:span text:style-name="T2">G4</text:span></text:p>
          </draw:text-box>
        </draw:frame>
        <draw:frame draw:style-name="gr5" draw:text-style-name="P7" draw:layer="layout" svg:width="1.069cm" svg:height="1.427cm" svg:x="25.935cm" svg:y="1.275cm">
          <draw:text-box>
            <text:p text:style-name="P6"><text:span text:style-name="T2">G5</text:span></text:p>
          </draw:text-box>
        </draw:frame>
        <draw:frame draw:style-name="gr3" draw:text-style-name="P4" draw:layer="layout" svg:width="0.498cm" svg:height="0.645cm" draw:transform="rotate (-1.5707963267949) translate (22.624cm 2.83cm)">
          <draw:text-box>
            <text:p text:style-name="P3"><text:span text:style-name="T1">G</text:span></text:p>
          </draw:text-box>
        </draw:frame>
        <draw:frame draw:style-name="gr3" draw:text-style-name="P4" draw:layer="layout" svg:width="0.498cm" svg:height="0.645cm" draw:transform="rotate (-1.5707963267949) translate (22.625cm 5.13cm)">
          <draw:text-box>
            <text:p text:style-name="P3"><text:span text:style-name="T1">C</text:span></text:p>
          </draw:text-box>
        </draw:frame>
        <draw:frame draw:style-name="gr3" draw:text-style-name="P4" draw:layer="layout" svg:width="0.498cm" svg:height="0.645cm" draw:transform="rotate (-1.5707963267949) translate (24.026cm 3.63cm)">
          <draw:text-box>
            <text:p text:style-name="P3"><text:span text:style-name="T1">C</text:span></text:p>
          </draw:text-box>
        </draw:frame>
        <draw:frame draw:style-name="gr3" draw:text-style-name="P4" draw:layer="layout" svg:width="0.498cm" svg:height="0.645cm" draw:transform="rotate (-1.5707963267949) translate (25.403cm 3.614cm)">
          <draw:text-box>
            <text:p text:style-name="P3"><text:span text:style-name="T1">A</text:span></text:p>
          </draw:text-box>
        </draw:frame>
        <draw:frame draw:style-name="gr3" draw:text-style-name="P4" draw:layer="layout" svg:width="0.498cm" svg:height="0.645cm" draw:transform="rotate (-1.5707963267949) translate (26.824cm 6.635cm)">
          <draw:text-box>
            <text:p text:style-name="P3"><text:span text:style-name="T1">A</text:span></text:p>
          </draw:text-box>
        </draw:frame>
        <draw:line draw:style-name="gr10" draw:text-style-name="P2" draw:layer="layout" svg:x1="26.179cm" svg:y1="7.001cm" svg:x2="23.902cm" svg:y2="4cm">
          <text:p/>
        </draw:line>
        <draw:line draw:style-name="gr10" draw:text-style-name="P2" draw:layer="layout" svg:x1="24.85cm" svg:y1="4cm" svg:x2="22.54cm" svg:y2="5.501cm">
          <text:p/>
        </draw:line>
        <draw:frame draw:style-name="gr12" draw:text-style-name="P10" draw:layer="layout" svg:width="6.5cm" svg:height="2.046cm" svg:x="20.5cm" svg:y="7.772cm">
          <draw:text-box>
            <text:p text:style-name="P9"><text:span text:style-name="T3">Pg</text:span><text:span text:style-name="T3">V 1 </text:span><text:span text:style-name="T3">= A </text:span><text:span text:style-name="T3">(G1</text:span><text:span text:style-name="T3">, </text:span><text:span text:style-name="T3">G4, </text:span><text:span text:style-name="T3">G5) </text:span><text:span text:style-name="T3">→ </text:span><text:span text:style-name="T3">C </text:span><text:span text:style-name="T3">(G2</text:span><text:span text:style-name="T3">, </text:span><text:span text:style-name="T3">G3)</text:span></text:p>
            <text:p text:style-name="P9"><text:span text:style-name="T3">Pg</text:span><text:span text:style-name="T3">V 2 </text:span><text:span text:style-name="T3">= T </text:span><text:span text:style-name="T3">(G1</text:span><text:span text:style-name="T3">) → </text:span><text:span text:style-name="T3">G </text:span><text:span text:style-name="T3">(G2</text:span><text:span text:style-name="T3">)</text:span></text:p>
          </draw:text-box>
        </draw:frame>
        <draw:line draw:style-name="gr13" draw:text-style-name="P2" draw:layer="layout" svg:x1="11.701cm" svg:y1="9.001cm" svg:x2="14.101cm" svg:y2="9.001cm">
          <text:p/>
        </draw:line>
        <presentation:notes draw:style-name="dp1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2" draw:layer="layout" svg:width="0.2cm" svg:height="7.997cm" svg:x="7.5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6.1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4.7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3.3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2cm" svg:height="8cm" svg:x="1.9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6" draw:text-style-name="P2" draw:layer="layout" svg:x1="2.1cm" svg:y1="3.497cm" svg:x2="3.3cm" svg:y2="5.497cm">
          <text:p/>
        </draw:line>
        <draw:line draw:style-name="gr16" draw:text-style-name="P2" draw:layer="layout" svg:x1="2.1cm" svg:y1="3.499cm" svg:x2="4.7cm" svg:y2="3.999cm">
          <text:p/>
        </draw:line>
        <draw:line draw:style-name="gr16" draw:text-style-name="P2" draw:layer="layout" svg:x1="6.1cm" svg:y1="3.998cm" svg:x2="4.9cm" svg:y2="3.998cm">
          <text:p/>
        </draw:line>
        <draw:line draw:style-name="gr16" draw:text-style-name="P2" draw:layer="layout" svg:x1="7.5cm" svg:y1="6.999cm" svg:x2="3.5cm" svg:y2="5.499cm">
          <text:p/>
        </draw:line>
        <draw:frame draw:style-name="gr3" draw:text-style-name="P14" draw:layer="layout" svg:width="0.498cm" svg:height="0.489cm" draw:transform="rotate (-1.5707963267949) translate (2.242cm 3.191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6.437cm 3.679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7.837cm 6.672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3.638cm 5.171cm)">
          <draw:text-box>
            <text:p text:style-name="P13"><text:span text:style-name="T4">C</text:span></text:p>
          </draw:text-box>
        </draw:frame>
        <draw:frame draw:style-name="gr3" draw:text-style-name="P14" draw:layer="layout" svg:width="0.498cm" svg:height="0.489cm" draw:transform="rotate (-1.5707963267949) translate (5.039cm 3.673cm)">
          <draw:text-box>
            <text:p text:style-name="P13"><text:span text:style-name="T4">C</text:span></text:p>
          </draw:text-box>
        </draw:frame>
        <draw:line draw:style-name="gr16" draw:text-style-name="P2" draw:layer="layout" svg:x1="2.1cm" svg:y1="5.496cm" svg:x2="3.3cm" svg:y2="2.996cm">
          <text:p/>
        </draw:line>
        <draw:frame draw:style-name="gr3" draw:text-style-name="P14" draw:layer="layout" svg:width="0.498cm" svg:height="0.489cm" draw:transform="rotate (-1.5707963267949) translate (2.243cm 5.191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3.644cm 2.691cm)">
          <draw:text-box>
            <text:p text:style-name="P13"><text:span text:style-name="T4">G</text:span></text:p>
          </draw:text-box>
        </draw:frame>
        <draw:line draw:style-name="gr16" draw:text-style-name="P2" draw:layer="layout" svg:x1="2.1cm" svg:y1="9.497cm" svg:x2="3.3cm" svg:y2="7.497cm">
          <text:p/>
        </draw:line>
        <draw:line draw:style-name="gr16" draw:text-style-name="P2" draw:layer="layout" svg:x1="2.1cm" svg:y1="9.498cm" svg:x2="4.7cm" svg:y2="6.998cm">
          <text:p/>
        </draw:line>
        <draw:line draw:style-name="gr16" draw:text-style-name="P2" draw:layer="layout" svg:x1="6.1cm" svg:y1="7.998cm" svg:x2="4.9cm" svg:y2="6.998cm">
          <text:p/>
        </draw:line>
        <draw:line draw:style-name="gr16" draw:text-style-name="P2" draw:layer="layout" svg:x1="6.1cm" svg:y1="7.997cm" svg:x2="4.9cm" svg:y2="8.997cm">
          <text:p/>
        </draw:line>
        <draw:frame draw:style-name="gr3" draw:text-style-name="P14" draw:layer="layout" svg:width="0.498cm" svg:height="0.489cm" draw:transform="rotate (-1.5707963267949) translate (2.243cm 9.192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6.444cm 7.691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5.045cm 6.664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5.046cm 8.666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3.646cm 7.166cm)">
          <draw:text-box>
            <text:p text:style-name="P13"><text:span text:style-name="T4">T</text:span></text:p>
          </draw:text-box>
        </draw:frame>
        <draw:line draw:style-name="gr16" draw:text-style-name="P2" draw:layer="layout" svg:x1="6.1cm" svg:y1="7.997cm" svg:x2="3.5cm" svg:y2="7.497cm">
          <text:p/>
        </draw:line>
        <draw:frame draw:style-name="gr4" draw:text-style-name="P5" draw:layer="layout" svg:width="1cm" svg:height="1.203cm" svg:x="1.5cm" svg:y="1.498cm">
          <draw:text-box>
            <text:p/>
          </draw:text-box>
        </draw:frame>
        <draw:frame draw:style-name="gr5" draw:text-style-name="P7" draw:layer="layout" svg:width="1.069cm" svg:height="1.427cm" svg:x="1.431cm" svg:y="1.273cm">
          <draw:text-box>
            <text:p text:style-name="P6"><text:span text:style-name="T2">G</text:span><text:span text:style-name="T2">1</text:span></text:p>
          </draw:text-box>
        </draw:frame>
        <draw:frame draw:style-name="gr5" draw:text-style-name="P7" draw:layer="layout" svg:width="1.069cm" svg:height="1.427cm" svg:x="2.832cm" svg:y="1.273cm">
          <draw:text-box>
            <text:p text:style-name="P6"><text:span text:style-name="T2">G</text:span><text:span text:style-name="T2">2</text:span></text:p>
          </draw:text-box>
        </draw:frame>
        <draw:frame draw:style-name="gr5" draw:text-style-name="P7" draw:layer="layout" svg:width="1.069cm" svg:height="1.427cm" svg:x="4.233cm" svg:y="1.273cm">
          <draw:text-box>
            <text:p text:style-name="P6"><text:span text:style-name="T2">G</text:span><text:span text:style-name="T2">3</text:span></text:p>
          </draw:text-box>
        </draw:frame>
        <draw:frame draw:style-name="gr5" draw:text-style-name="P7" draw:layer="layout" svg:width="1.069cm" svg:height="1.427cm" svg:x="5.633cm" svg:y="1.273cm">
          <draw:text-box>
            <text:p text:style-name="P6"><text:span text:style-name="T2">G</text:span><text:span text:style-name="T2">4</text:span></text:p>
          </draw:text-box>
        </draw:frame>
        <draw:frame draw:style-name="gr5" draw:text-style-name="P7" draw:layer="layout" svg:width="1.069cm" svg:height="1.427cm" svg:x="7.033cm" svg:y="1.273cm">
          <draw:text-box>
            <text:p text:style-name="P6"><text:span text:style-name="T2">G</text:span><text:span text:style-name="T2">5</text:span></text:p>
          </draw:text-box>
        </draw:frame>
        <draw:custom-shape draw:style-name="gr15" draw:text-style-name="P12" draw:layer="layout" svg:width="0.2cm" svg:height="7.997cm" svg:x="17.2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15.8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14.4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13.0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0.2cm" svg:height="7.997cm" svg:x="11.6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7" draw:text-style-name="P2" draw:layer="layout" svg:x1="11.801cm" svg:y1="3.499cm" svg:x2="13.001cm" svg:y2="5.499cm">
          <text:p/>
        </draw:line>
        <draw:line draw:style-name="gr17" draw:text-style-name="P2" draw:layer="layout" svg:x1="11.801cm" svg:y1="3.499cm" svg:x2="14.401cm" svg:y2="3.999cm">
          <text:p/>
        </draw:line>
        <draw:line draw:style-name="gr17" draw:text-style-name="P2" draw:layer="layout" svg:x1="15.801cm" svg:y1="3.998cm" svg:x2="14.601cm" svg:y2="3.998cm">
          <text:p/>
        </draw:line>
        <draw:line draw:style-name="gr17" draw:text-style-name="P2" draw:layer="layout" svg:x1="17.201cm" svg:y1="6.999cm" svg:x2="13.201cm" svg:y2="5.499cm">
          <text:p/>
        </draw:line>
        <draw:frame draw:style-name="gr3" draw:text-style-name="P14" draw:layer="layout" svg:width="0.498cm" svg:height="0.489cm" draw:transform="rotate (-1.5707963267949) translate (11.943cm 3.193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16.138cm 3.681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17.538cm 6.672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13.339cm 5.173cm)">
          <draw:text-box>
            <text:p text:style-name="P13"><text:span text:style-name="T4">C</text:span></text:p>
          </draw:text-box>
        </draw:frame>
        <draw:frame draw:style-name="gr3" draw:text-style-name="P14" draw:layer="layout" svg:width="0.498cm" svg:height="0.489cm" draw:transform="rotate (-1.5707963267949) translate (14.74cm 3.673cm)">
          <draw:text-box>
            <text:p text:style-name="P13"><text:span text:style-name="T4">C</text:span></text:p>
          </draw:text-box>
        </draw:frame>
        <draw:line draw:style-name="gr18" draw:text-style-name="P2" draw:layer="layout" svg:x1="11.801cm" svg:y1="5.498cm" svg:x2="13.001cm" svg:y2="2.998cm">
          <text:p/>
        </draw:line>
        <draw:frame draw:style-name="gr3" draw:text-style-name="P14" draw:layer="layout" svg:width="0.498cm" svg:height="0.489cm" draw:transform="rotate (-1.5707963267949) translate (11.944cm 5.193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13.345cm 2.693cm)">
          <draw:text-box>
            <text:p text:style-name="P13"><text:span text:style-name="T4">G</text:span></text:p>
          </draw:text-box>
        </draw:frame>
        <draw:line draw:style-name="gr19" draw:text-style-name="P2" draw:layer="layout" svg:x1="11.801cm" svg:y1="9.498cm" svg:x2="13.001cm" svg:y2="7.498cm">
          <text:p/>
        </draw:line>
        <draw:line draw:style-name="gr19" draw:text-style-name="P2" draw:layer="layout" svg:x1="11.801cm" svg:y1="9.498cm" svg:x2="14.401cm" svg:y2="6.998cm">
          <text:p/>
        </draw:line>
        <draw:line draw:style-name="gr20" draw:text-style-name="P2" draw:layer="layout" svg:x1="11.801cm" svg:y1="9.497cm" svg:x2="14.401cm" svg:y2="8.997cm">
          <text:p/>
        </draw:line>
        <draw:line draw:style-name="gr19" draw:text-style-name="P2" draw:layer="layout" svg:x1="15.801cm" svg:y1="8cm" svg:x2="14.601cm" svg:y2="7cm">
          <text:p/>
        </draw:line>
        <draw:line draw:style-name="gr19" draw:text-style-name="P2" draw:layer="layout" svg:x1="15.801cm" svg:y1="7.999cm" svg:x2="14.601cm" svg:y2="8.999cm">
          <text:p/>
        </draw:line>
        <draw:frame draw:style-name="gr3" draw:text-style-name="P14" draw:layer="layout" svg:width="0.498cm" svg:height="0.489cm" draw:transform="rotate (-1.5707963267949) translate (11.944cm 9.192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16.145cm 7.691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14.746cm 6.666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14.747cm 8.666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13.347cm 7.166cm)">
          <draw:text-box>
            <text:p text:style-name="P13"><text:span text:style-name="T4">T</text:span></text:p>
          </draw:text-box>
        </draw:frame>
        <draw:line draw:style-name="gr19" draw:text-style-name="P2" draw:layer="layout" svg:x1="15.801cm" svg:y1="7.997cm" svg:x2="13.201cm" svg:y2="7.497cm">
          <text:p/>
        </draw:line>
        <draw:frame draw:style-name="gr21" draw:text-style-name="P15" draw:layer="layout" svg:width="1cm" svg:height="2.337cm" svg:x="11.201cm" svg:y="1.498cm">
          <draw:text-box>
            <text:p/>
          </draw:text-box>
        </draw:frame>
        <draw:frame draw:style-name="gr5" draw:text-style-name="P7" draw:layer="layout" svg:width="1.069cm" svg:height="1.427cm" svg:x="11.132cm" svg:y="1.273cm">
          <draw:text-box>
            <text:p text:style-name="P6"><text:span text:style-name="T2">G</text:span><text:span text:style-name="T2">1</text:span></text:p>
          </draw:text-box>
        </draw:frame>
        <draw:frame draw:style-name="gr5" draw:text-style-name="P7" draw:layer="layout" svg:width="1.069cm" svg:height="1.427cm" svg:x="12.533cm" svg:y="1.273cm">
          <draw:text-box>
            <text:p text:style-name="P6"><text:span text:style-name="T2">G</text:span><text:span text:style-name="T2">2</text:span></text:p>
          </draw:text-box>
        </draw:frame>
        <draw:frame draw:style-name="gr5" draw:text-style-name="P7" draw:layer="layout" svg:width="1.069cm" svg:height="1.427cm" svg:x="13.934cm" svg:y="1.275cm">
          <draw:text-box>
            <text:p text:style-name="P6"><text:span text:style-name="T2">G</text:span><text:span text:style-name="T2">3</text:span></text:p>
          </draw:text-box>
        </draw:frame>
        <draw:frame draw:style-name="gr5" draw:text-style-name="P7" draw:layer="layout" svg:width="1.069cm" svg:height="1.427cm" svg:x="15.334cm" svg:y="1.275cm">
          <draw:text-box>
            <text:p text:style-name="P6"><text:span text:style-name="T2">G4</text:span></text:p>
          </draw:text-box>
        </draw:frame>
        <draw:frame draw:style-name="gr5" draw:text-style-name="P7" draw:layer="layout" svg:width="1.069cm" svg:height="1.427cm" svg:x="16.734cm" svg:y="1.275cm">
          <draw:text-box>
            <text:p text:style-name="P6"><text:span text:style-name="T2">G5</text:span></text:p>
          </draw:text-box>
        </draw:frame>
        <draw:line draw:style-name="gr22" draw:text-style-name="P2" draw:layer="layout" svg:x1="15.801cm" svg:y1="3.999cm" svg:x2="13.201cm" svg:y2="5.499cm">
          <text:p/>
        </draw:line>
        <draw:line draw:style-name="gr22" draw:text-style-name="P2" draw:layer="layout" svg:x1="17.201cm" svg:y1="6.998cm" svg:x2="14.601cm" svg:y2="3.999cm">
          <text:p/>
        </draw:line>
        <draw:custom-shape draw:style-name="gr11" draw:text-style-name="P12" draw:layer="layout" svg:width="0.2cm" svg:height="5.499cm" svg:x="26.3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2" draw:layer="layout" svg:width="0.2cm" svg:height="5.499cm" svg:x="24.9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2" draw:layer="layout" svg:width="0.2cm" svg:height="5.499cm" svg:x="23.5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2" draw:layer="layout" svg:width="0.2cm" svg:height="5.499cm" svg:x="22.1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2" draw:layer="layout" svg:width="0.2cm" svg:height="5.499cm" svg:x="20.7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7" draw:text-style-name="P2" draw:layer="layout" svg:x1="20.902cm" svg:y1="3.499cm" svg:x2="22.102cm" svg:y2="5.499cm">
          <text:p/>
        </draw:line>
        <draw:line draw:style-name="gr17" draw:text-style-name="P2" draw:layer="layout" svg:x1="20.902cm" svg:y1="3.499cm" svg:x2="23.502cm" svg:y2="3.999cm">
          <text:p/>
        </draw:line>
        <draw:line draw:style-name="gr17" draw:text-style-name="P2" draw:layer="layout" svg:x1="24.902cm" svg:y1="4cm" svg:x2="23.702cm" svg:y2="4cm">
          <text:p/>
        </draw:line>
        <draw:line draw:style-name="gr17" draw:text-style-name="P2" draw:layer="layout" svg:x1="26.302cm" svg:y1="6.999cm" svg:x2="22.302cm" svg:y2="5.499cm">
          <text:p/>
        </draw:line>
        <draw:frame draw:style-name="gr3" draw:text-style-name="P14" draw:layer="layout" svg:width="0.498cm" svg:height="0.489cm" draw:transform="rotate (-1.5707963267949) translate (21.044cm 3.193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25.239cm 3.681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26.639cm 6.674cm)">
          <draw:text-box>
            <text:p text:style-name="P13"><text:span text:style-name="T4">A</text:span></text:p>
          </draw:text-box>
        </draw:frame>
        <draw:frame draw:style-name="gr3" draw:text-style-name="P14" draw:layer="layout" svg:width="0.498cm" svg:height="0.489cm" draw:transform="rotate (-1.5707963267949) translate (22.44cm 5.173cm)">
          <draw:text-box>
            <text:p text:style-name="P13"><text:span text:style-name="T4">C</text:span></text:p>
          </draw:text-box>
        </draw:frame>
        <draw:frame draw:style-name="gr3" draw:text-style-name="P14" draw:layer="layout" svg:width="0.498cm" svg:height="0.489cm" draw:transform="rotate (-1.5707963267949) translate (23.841cm 3.675cm)">
          <draw:text-box>
            <text:p text:style-name="P13"><text:span text:style-name="T4">C</text:span></text:p>
          </draw:text-box>
        </draw:frame>
        <draw:line draw:style-name="gr18" draw:text-style-name="P2" draw:layer="layout" svg:x1="20.902cm" svg:y1="5.5cm" svg:x2="22.102cm" svg:y2="3cm">
          <text:p/>
        </draw:line>
        <draw:frame draw:style-name="gr3" draw:text-style-name="P14" draw:layer="layout" svg:width="0.498cm" svg:height="0.489cm" draw:transform="rotate (-1.5707963267949) translate (21.045cm 5.193cm)">
          <draw:text-box>
            <text:p text:style-name="P13"><text:span text:style-name="T4">T</text:span></text:p>
          </draw:text-box>
        </draw:frame>
        <draw:frame draw:style-name="gr3" draw:text-style-name="P14" draw:layer="layout" svg:width="0.498cm" svg:height="0.489cm" draw:transform="rotate (-1.5707963267949) translate (22.446cm 2.693cm)">
          <draw:text-box>
            <text:p text:style-name="P13"><text:span text:style-name="T4">G</text:span></text:p>
          </draw:text-box>
        </draw:frame>
        <draw:frame draw:style-name="gr21" draw:text-style-name="P15" draw:layer="layout" svg:width="1cm" svg:height="2.337cm" svg:x="20.302cm" svg:y="1.498cm">
          <draw:text-box>
            <text:p/>
          </draw:text-box>
        </draw:frame>
        <draw:frame draw:style-name="gr5" draw:text-style-name="P7" draw:layer="layout" svg:width="1.069cm" svg:height="1.427cm" svg:x="20.233cm" svg:y="1.273cm">
          <draw:text-box>
            <text:p text:style-name="P6"><text:span text:style-name="T2">G</text:span><text:span text:style-name="T2">1</text:span></text:p>
          </draw:text-box>
        </draw:frame>
        <draw:frame draw:style-name="gr5" draw:text-style-name="P7" draw:layer="layout" svg:width="1.069cm" svg:height="1.427cm" svg:x="21.634cm" svg:y="1.275cm">
          <draw:text-box>
            <text:p text:style-name="P6"><text:span text:style-name="T2">G</text:span><text:span text:style-name="T2">2</text:span></text:p>
          </draw:text-box>
        </draw:frame>
        <draw:frame draw:style-name="gr5" draw:text-style-name="P7" draw:layer="layout" svg:width="1.069cm" svg:height="1.427cm" svg:x="23.035cm" svg:y="1.277cm">
          <draw:text-box>
            <text:p text:style-name="P6"><text:span text:style-name="T2">G</text:span><text:span text:style-name="T2">3</text:span></text:p>
          </draw:text-box>
        </draw:frame>
        <draw:frame draw:style-name="gr5" draw:text-style-name="P7" draw:layer="layout" svg:width="1.069cm" svg:height="1.427cm" svg:x="24.435cm" svg:y="1.277cm">
          <draw:text-box>
            <text:p text:style-name="P6"><text:span text:style-name="T2">G4</text:span></text:p>
          </draw:text-box>
        </draw:frame>
        <draw:frame draw:style-name="gr5" draw:text-style-name="P7" draw:layer="layout" svg:width="1.069cm" svg:height="1.427cm" svg:x="25.835cm" svg:y="1.277cm">
          <draw:text-box>
            <text:p text:style-name="P6"><text:span text:style-name="T2">G5</text:span></text:p>
          </draw:text-box>
        </draw:frame>
        <draw:line draw:style-name="gr22" draw:text-style-name="P2" draw:layer="layout" svg:x1="24.902cm" svg:y1="3.999cm" svg:x2="22.302cm" svg:y2="5.499cm">
          <text:p/>
        </draw:line>
        <draw:line draw:style-name="gr22" draw:text-style-name="P2" draw:layer="layout" svg:x1="26.302cm" svg:y1="7cm" svg:x2="23.702cm" svg:y2="4.001cm">
          <text:p/>
        </draw:line>
        <draw:frame draw:style-name="gr12" draw:text-style-name="P10" draw:layer="layout" svg:width="6.5cm" svg:height="2.046cm" svg:x="20.5cm" svg:y="7.772cm">
          <draw:text-box>
            <text:p text:style-name="P9"><text:span text:style-name="T3">Pg</text:span><text:span text:style-name="T3">V 1 </text:span><text:span text:style-name="T3">= A </text:span><text:span text:style-name="T3">(G1</text:span><text:span text:style-name="T3">, </text:span><text:span text:style-name="T3">G4, </text:span><text:span text:style-name="T3">G5) </text:span><text:span text:style-name="T3">→ </text:span><text:span text:style-name="T3">C </text:span><text:span text:style-name="T3">(G2</text:span><text:span text:style-name="T3">, </text:span><text:span text:style-name="T3">G3)</text:span></text:p>
            <text:p text:style-name="P9"><text:span text:style-name="T3">Pg</text:span><text:span text:style-name="T3">V 2 </text:span><text:span text:style-name="T3">= T </text:span><text:span text:style-name="T3">(G1</text:span><text:span text:style-name="T3">) → </text:span><text:span text:style-name="T3">G </text:span><text:span text:style-name="T3">(G2</text:span><text:span text:style-name="T3">)</text:span></text:p>
          </draw:text-box>
        </draw:frame>
        <draw:frame draw:style-name="gr6" draw:text-style-name="P5" draw:layer="layout" svg:width="0.425cm" svg:height="1.299cm" svg:x="0.5cm" svg:y="0.098cm">
          <draw:text-box>
            <text:p text:style-name="P8">A</text:p>
          </draw:text-box>
        </draw:frame>
        <draw:frame draw:style-name="gr6" draw:text-style-name="P5" draw:layer="layout" svg:width="0.425cm" svg:height="1.299cm" svg:x="10.187cm" svg:y="0.098cm">
          <draw:text-box>
            <text:p text:style-name="P8">B</text:p>
          </draw:text-box>
        </draw:frame>
        <draw:frame draw:style-name="gr6" draw:text-style-name="P5" draw:layer="layout" svg:width="0.425cm" svg:height="1.299cm" svg:x="19.458cm" svg:y="0.098cm">
          <draw:text-box>
            <text:p text:style-name="P8">C</text:p>
          </draw:text-box>
        </draw:frame>
        <presentation:notes draw:style-name="dp1">
          <draw:page-thumbnail draw:style-name="gr14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stroke-dash draw:name="Dash" draw:style="rect" draw:dots1="1" draw:dots1-length="300%" draw:distance="3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7cm" fo:margin-bottom="0cm" fo:text-indent="0cm"/>
      <style:text-properties fo:font-size="1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8cm" fo:margin-bottom="0cm" fo:text-indent="0cm"/>
      <style:text-properties fo:font-size="13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836cm" svg:x="1.4cm" svg:y="0.437cm" presentation:class="title" presentation:placeholder="true">
        <draw:text-box/>
      </draw:frame>
      <draw:frame presentation:style-name="Default-outline1" draw:layer="backgroundobjects" svg:width="25.199cm" svg:height="6.379cm" svg:x="1.4cm" svg:y="2.572cm" presentation:class="outline" presentation:placeholder="true">
        <draw:text-box/>
      </draw:frame>
      <draw:frame presentation:style-name="Mpr1" draw:text-style-name="MP2" draw:layer="backgroundobjects" svg:width="6.523cm" svg:height="0.758cm" svg:x="1.4cm" svg:y="10.01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0.758cm" svg:x="9.576cm" svg:y="10.01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758cm" svg:x="20.076cm" svg:y="10.01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23:56:50.585809237</meta:creation-date>
    <dc:date>2020-11-03T00:25:51.116884282</dc:date>
    <meta:editing-duration>PT16M41S</meta:editing-duration>
    <meta:editing-cycles>5</meta:editing-cycles>
    <meta:generator>LibreOffice/7.0.2.2$Linux_X86_64 LibreOffice_project/3a01483fc371ab18cfca4bab0d636937da5eaf70</meta:generator>
    <meta:document-statistic meta:object-count="221"/>
  </office:meta>
</office:document-meta>
</file>